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4070000013B0DC453BA1BD487F9.png" manifest:media-type="image/png"/>
  <manifest:file-entry manifest:full-path="Pictures/10000000000003940000011ADF935E61863DBD8A.png" manifest:media-type="image/png"/>
  <manifest:file-entry manifest:full-path="Pictures/10000000000001E4000000C8D955790861439CC4.png" manifest:media-type="image/png"/>
  <manifest:file-entry manifest:full-path="Pictures/1000000000000274000000E34B3875D1AE593091.png" manifest:media-type="image/png"/>
  <manifest:file-entry manifest:full-path="Pictures/100000000000041400000171A470D559CFB1A916.png" manifest:media-type="image/png"/>
  <manifest:file-entry manifest:full-path="Pictures/10000000000002760000016A4AAAB6750434D791.png" manifest:media-type="image/png"/>
  <manifest:file-entry manifest:full-path="Pictures/100000000000027000000171CEC4CF21EE6625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writing-mode="rl-tb"/>
      <style:text-properties officeooo:rsid="011cfd23" officeooo:paragraph-rsid="011cfd23"/>
    </style:style>
    <style:style style:name="P3" style:family="paragraph" style:parent-style-name="Standard">
      <style:paragraph-properties fo:text-align="justify" style:justify-single-word="false" style:writing-mode="rl-tb"/>
      <style:text-properties officeooo:paragraph-rsid="011cfd23"/>
    </style:style>
    <style:style style:name="P4" style:family="paragraph" style:parent-style-name="Standard">
      <style:paragraph-properties fo:text-align="justify" style:justify-single-word="false" style:writing-mode="rl-tb"/>
      <style:text-properties officeooo:rsid="011ef806" officeooo:paragraph-rsid="011ef806"/>
    </style:style>
    <style:style style:name="P5" style:family="paragraph" style:parent-style-name="Standard">
      <style:paragraph-properties fo:text-align="justify" style:justify-single-word="false" style:writing-mode="rl-tb"/>
      <style:text-properties officeooo:rsid="011f5b20" officeooo:paragraph-rsid="011f5b20"/>
    </style:style>
    <style:style style:name="P6" style:family="paragraph" style:parent-style-name="Text_20_body">
      <style:paragraph-properties fo:text-align="justify" style:justify-single-word="false"/>
      <style:text-properties officeooo:rsid="01202d94" officeooo:paragraph-rsid="01202d94"/>
    </style:style>
    <style:style style:name="P7" style:family="paragraph" style:parent-style-name="Standard">
      <style:paragraph-properties fo:text-align="justify" style:justify-single-word="false"/>
      <style:text-properties officeooo:rsid="01202d94" officeooo:paragraph-rsid="01202d94"/>
    </style:style>
    <style:style style:name="P8" style:family="paragraph" style:parent-style-name="Standard">
      <style:paragraph-properties fo:text-align="justify" style:justify-single-word="false"/>
      <style:text-properties officeooo:rsid="012341b2" officeooo:paragraph-rsid="012341b2"/>
    </style:style>
    <style:style style:name="P9" style:family="paragraph" style:parent-style-name="Standard" style:list-style-name="L2">
      <style:paragraph-properties fo:text-align="justify" style:justify-single-word="false"/>
      <style:text-properties officeooo:rsid="012341b2" officeooo:paragraph-rsid="012341b2"/>
    </style:style>
    <style:style style:name="P10" style:family="paragraph" style:parent-style-name="Standard">
      <style:paragraph-properties fo:text-align="justify" style:justify-single-word="false"/>
      <style:text-properties officeooo:rsid="0124943d" officeooo:paragraph-rsid="0124943d"/>
    </style:style>
    <style:style style:name="P11" style:family="paragraph" style:parent-style-name="Standard">
      <style:paragraph-properties fo:text-align="justify" style:justify-single-word="false"/>
      <style:text-properties officeooo:rsid="01255e20" officeooo:paragraph-rsid="01255e20"/>
    </style:style>
    <style:style style:name="P12" style:family="paragraph" style:parent-style-name="Standard">
      <style:paragraph-properties fo:text-align="justify" style:justify-single-word="false"/>
      <style:text-properties officeooo:rsid="012c2d3d" officeooo:paragraph-rsid="012c2d3d"/>
    </style:style>
    <style:style style:name="P13" style:family="paragraph" style:parent-style-name="Standard">
      <style:paragraph-properties fo:text-align="justify" style:justify-single-word="false"/>
      <style:text-properties officeooo:rsid="012eb0f9" officeooo:paragraph-rsid="012eb0f9"/>
    </style:style>
    <style:style style:name="P14" style:family="paragraph" style:parent-style-name="Standard" style:list-style-name="L4">
      <style:paragraph-properties fo:text-align="justify" style:justify-single-word="false"/>
      <style:text-properties officeooo:rsid="012eb0f9" officeooo:paragraph-rsid="012eb0f9"/>
    </style:style>
    <style:style style:name="P15" style:family="paragraph" style:parent-style-name="Standard" style:list-style-name="L5">
      <style:paragraph-properties fo:text-align="justify" style:justify-single-word="false"/>
      <style:text-properties officeooo:rsid="012eb0f9" officeooo:paragraph-rsid="012eb0f9"/>
    </style:style>
    <style:style style:name="P16" style:family="paragraph" style:parent-style-name="Standard">
      <style:paragraph-properties fo:text-align="justify" style:justify-single-word="false"/>
      <style:text-properties officeooo:rsid="01305777" officeooo:paragraph-rsid="01305777"/>
    </style:style>
    <style:style style:name="P17" style:family="paragraph" style:parent-style-name="Standard" style:list-style-name="L1">
      <style:paragraph-properties fo:text-align="justify" style:justify-single-word="false" style:writing-mode="rl-tb"/>
      <style:text-properties officeooo:rsid="011cfd23" officeooo:paragraph-rsid="011cfd23"/>
    </style:style>
    <style:style style:name="P18" style:family="paragraph" style:parent-style-name="Standard">
      <style:paragraph-properties fo:text-align="justify" style:justify-single-word="false" style:writing-mode="rl-tb"/>
      <style:text-properties officeooo:rsid="011cfd23" officeooo:paragraph-rsid="011cfd23"/>
    </style:style>
    <style:style style:name="P19" style:family="paragraph" style:parent-style-name="Standard">
      <style:paragraph-properties fo:text-align="justify" style:justify-single-word="false" style:writing-mode="rl-tb"/>
      <style:text-properties officeooo:rsid="01255e20" officeooo:paragraph-rsid="01255e20"/>
    </style:style>
    <style:style style:name="P20" style:family="paragraph" style:parent-style-name="Standard">
      <style:paragraph-properties fo:text-align="justify" style:justify-single-word="false" style:writing-mode="rl-tb"/>
      <style:text-properties officeooo:rsid="0125add2" officeooo:paragraph-rsid="0125add2"/>
    </style:style>
    <style:style style:name="P21" style:family="paragraph" style:parent-style-name="Standard">
      <style:paragraph-properties fo:text-align="justify" style:justify-single-word="false" style:writing-mode="rl-tb"/>
      <style:text-properties officeooo:rsid="0126f909" officeooo:paragraph-rsid="0126f909"/>
    </style:style>
    <style:style style:name="P22" style:family="paragraph" style:parent-style-name="Standard">
      <style:paragraph-properties fo:text-align="justify" style:justify-single-word="false" style:writing-mode="rl-tb"/>
      <style:text-properties officeooo:rsid="01289bcc" officeooo:paragraph-rsid="01289bcc"/>
    </style:style>
    <style:style style:name="P23"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24"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25" style:family="paragraph" style:parent-style-name="Standard">
      <style:paragraph-properties fo:text-align="start" style:justify-single-word="false" style:writing-mode="lr-tb"/>
    </style:style>
    <style:style style:name="P26" style:family="paragraph" style:parent-style-name="Text_20_body">
      <style:paragraph-properties fo:text-align="justify" style:justify-single-word="false"/>
      <style:text-properties officeooo:rsid="0128b940" officeooo:paragraph-rsid="0128b940"/>
    </style:style>
    <style:style style:name="P27" style:family="paragraph" style:parent-style-name="Text_20_body">
      <style:paragraph-properties fo:text-align="justify" style:justify-single-word="false"/>
      <style:text-properties officeooo:paragraph-rsid="012c2d3d"/>
    </style:style>
    <style:style style:name="P28" style:family="paragraph" style:parent-style-name="Text_20_body">
      <style:paragraph-properties fo:text-align="justify" style:justify-single-word="false"/>
      <style:text-properties officeooo:paragraph-rsid="0131ccf3"/>
    </style:style>
    <style:style style:name="P29" style:family="paragraph" style:parent-style-name="Text_20_body">
      <style:paragraph-properties fo:text-align="justify" style:justify-single-word="false"/>
      <style:text-properties officeooo:paragraph-rsid="0134d092"/>
    </style:style>
    <style:style style:name="P30" style:family="paragraph" style:parent-style-name="Text_20_body">
      <style:paragraph-properties fo:text-align="justify" style:justify-single-word="false"/>
      <style:text-properties officeooo:rsid="0129bb08" officeooo:paragraph-rsid="0129bb08"/>
    </style:style>
    <style:style style:name="P31" style:family="paragraph" style:parent-style-name="Text_20_body">
      <style:paragraph-properties fo:text-align="justify" style:justify-single-word="false"/>
      <style:text-properties officeooo:rsid="012b99b6" officeooo:paragraph-rsid="012b99b6"/>
    </style:style>
    <style:style style:name="P32" style:family="paragraph" style:parent-style-name="Text_20_body" style:list-style-name="L3">
      <style:paragraph-properties fo:text-align="justify" style:justify-single-word="false"/>
      <style:text-properties officeooo:rsid="012b99b6" officeooo:paragraph-rsid="012b99b6"/>
    </style:style>
    <style:style style:name="P33" style:family="paragraph" style:parent-style-name="Text_20_body">
      <style:paragraph-properties fo:text-align="justify" style:justify-single-word="false"/>
      <style:text-properties officeooo:rsid="012c2d3d" officeooo:paragraph-rsid="012c2d3d"/>
    </style:style>
    <style:style style:name="P34" style:family="paragraph" style:parent-style-name="Text_20_body">
      <style:paragraph-properties fo:text-align="justify" style:justify-single-word="false"/>
      <style:text-properties officeooo:rsid="0130f32f" officeooo:paragraph-rsid="0130f32f"/>
    </style:style>
    <style:style style:name="P35" style:family="paragraph" style:parent-style-name="Text_20_body" style:list-style-name="L6">
      <style:paragraph-properties fo:text-align="justify" style:justify-single-word="false"/>
      <style:text-properties officeooo:rsid="0130f32f" officeooo:paragraph-rsid="0130f32f"/>
    </style:style>
    <style:style style:name="P36" style:family="paragraph" style:parent-style-name="Text_20_body" style:list-style-name="L7">
      <style:paragraph-properties fo:text-align="justify" style:justify-single-word="false"/>
      <style:text-properties officeooo:rsid="0131ccf3" officeooo:paragraph-rsid="0131ccf3"/>
    </style:style>
    <style:style style:name="P37" style:family="paragraph" style:parent-style-name="Text_20_body">
      <style:paragraph-properties fo:text-align="justify" style:justify-single-word="false"/>
      <style:text-properties officeooo:rsid="0131ccf3" officeooo:paragraph-rsid="0131ccf3"/>
    </style:style>
    <style:style style:name="P38" style:family="paragraph" style:parent-style-name="Text_20_body">
      <style:paragraph-properties fo:text-align="justify" style:justify-single-word="false"/>
      <style:text-properties officeooo:rsid="01333602" officeooo:paragraph-rsid="01333602"/>
    </style:style>
    <style:style style:name="P39" style:family="paragraph" style:parent-style-name="Text_20_body">
      <style:paragraph-properties fo:text-align="justify" style:justify-single-word="false"/>
      <style:text-properties officeooo:rsid="0134d092" officeooo:paragraph-rsid="0134d092"/>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officeooo:rsid="0127fb32"/>
    </style:style>
    <style:style style:name="T10" style:family="text">
      <style:text-properties officeooo:rsid="01289bcc"/>
    </style:style>
    <style:style style:name="T11" style:family="text">
      <style:text-properties officeooo:rsid="0128b940"/>
    </style:style>
    <style:style style:name="T12" style:family="text">
      <style:text-properties officeooo:rsid="0129bb08"/>
    </style:style>
    <style:style style:name="T13" style:family="text">
      <style:text-properties officeooo:rsid="012b51cb"/>
    </style:style>
    <style:style style:name="T14" style:family="text">
      <style:text-properties officeooo:rsid="012c2d3d"/>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371_3248544794" text:style-name="Index_20_Link" text:visited-style-name="Index_20_Link">موازی‌سازی<text:tab/>1</text:a></text:p>
          <text:p text:style-name="P40"><text:a xlink:type="simple" xlink:href="#__RefHeading___Toc373_3248544794" text:style-name="Index_20_Link" text:visited-style-name="Index_20_Link">معماری کامپیوتر<text:tab/>3</text:a></text:p>
          <text:p text:style-name="P40"><text:a xlink:type="simple" xlink:href="#__RefHeading___Toc375_3248544794" text:style-name="Index_20_Link" text:visited-style-name="Index_20_Link">محاسبات ناهمگون یا HETEROGENEOUS<text:tab/>6</text:a></text:p>
        </text:index-body>
      </text:table-of-content>
      <text:h text:style-name="Heading_20_3" text:outline-level="3"><text:bookmark-start text:name="__RefHeading___Toc371_3248544794"/>موازی‌سازی<text:bookmark-end text:name="__RefHeading___Toc371_3248544794"/></text:h>
      <text:p text:style-name="P2">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text:span> <text:span text:style-name="T2">به</text:span> صورت کلی دو نوع موازی‌سازی وجود دارد:</text:p>
      <text:list xml:id="list2747455144" text:style-name="L1">
        <text:list-item>
          <text:p text:style-name="P17">موازی‌سازی Task</text:p>
        </text:list-item>
        <text:list-item>
          <text:p text:style-name="P17">موازی‌سازی Data</text:p>
        </text:list-item>
      </text:list>
      <text:p text:style-name="P2">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2">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3"><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4">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text:soft-page-break/>میگیر<text:span text:style-name="T2">د، پس طبیعتا تعداد دسته‌ها بیشتر از روش block‌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ا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4"><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4"/>
      <text:p text:style-name="P4"/>
      <text:p text:style-name="P4"/>
      <text:p text:style-name="P4"/>
      <text:p text:style-name="P4">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5"><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5"><text:soft-page-break/>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5"/>
      <text:h text:style-name="Heading_20_3" text:outline-level="3"><text:bookmark-start text:name="__RefHeading___Toc373_3248544794"/>معماری کامپیوتر<text:bookmark-end text:name="__RefHeading___Toc373_3248544794"/></text:h>
      <text:p text:style-name="P6">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ز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معماری یک دستورالعمل یک داده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یک دستورالعمل چند داده اشاره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چندین دستورالعمل یک داده به یک معماری غیر رایج اشاره دارد، که هر هسته بر روی یک جریان داده‌ی یکسان با چندین جریان دستورالعملی متفاوت عملیاتی را انجام میدهد.</text:p>
      <text:p text:style-name="P1">چندین دستورالعمل چندین داده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8">در سطح معماری، پیشرفت‌های زیادی به منظور رسیدن به موفقیت‌های زیر صورت پذیرفته است:</text:p>
      <text:list xml:id="list3188577150" text:style-name="L2">
        <text:list-item>
          <text:p text:style-name="P9"><text:soft-page-break/>کاهش تاخیر</text:p>
        </text:list-item>
        <text:list-item>
          <text:p text:style-name="P9">افزایش پهنای باند</text:p>
        </text:list-item>
        <text:list-item>
          <text:p text:style-name="P9">افزایش توان عملیاتی</text:p>
        </text:list-item>
      </text:list>
      <text:p text:style-name="P10">تاخیر <text:span text:style-name="T9">یا latency</text:span> <text:span text:style-name="T9">به میزان</text:span> زمانی <text:span text:style-name="T9">اطلاق می‌شود</text:span> که یک عملیات شروع و پایان می‌پذیرد، و معمولا در <text:s/><text:span text:style-name="T9">واحد </text:span>میکروثانیه بیان می‌شود. پهنای باند مقدار داده‌ای است که می‌تواند در یک واحد زمانی پردازش شود، معمولا پهنای باند را تحت megabytes/sec و یا gigabytes/sec بیان می‌کنند. توان عملیاتی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11">معماری کامپیوتر همچنین می‌تواند بر اساس سازماندهی حافظه تقسیم شود، بر این مبنا کامپیوتر‌ها به دو دسته تقسیم می‌شوند.</text:p>
      <text:p text:style-name="P25">➤ Multi-node with distributed memory<text:span text:style-name="T5">(چند نودی با حافظه توزیع شده)</text:span></text:p>
      <text:p text:style-name="P25">➤ Multiprocessor with shared memory<text:span text:style-name="T5">( چندپردازشگری با حافظه اشتراکی)</text:span></text:p>
      <text:p text:style-name="P19">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19"><draw:frame draw:style-name="fr2" draw:name="Image3" text:anchor-type="paragraph" svg:width="4.8717in" svg:height="2.3028in" draw:z-index="2"><draw:image xlink:href="Pictures/10000000000002760000016A4AAAB6750434D791.png" xlink:type="simple" xlink:show="embed" xlink:actuate="onLoad" loext:mime-type="image/x-vclgraphic"/></draw:frame></text:p>
      <text:p text:style-name="P19"/>
      <text:p text:style-name="P19"/>
      <text:p text:style-name="P19"/>
      <text:p text:style-name="P19"/>
      <text:p text:style-name="P19"/>
      <text:p text:style-name="P20"><text:soft-page-break/>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20"/>
      <text:p text:style-name="P20"/>
      <text:p text:style-name="P20"><draw:frame draw:style-name="fr2" draw:name="Image4" text:anchor-type="paragraph" svg:width="5.0402in" svg:height="2.2189in" draw:z-index="3"><draw:image xlink:href="Pictures/100000000000027000000171CEC4CF21EE66259E.png" xlink:type="simple" xlink:show="embed" xlink:actuate="onLoad" loext:mime-type="image/x-vclgraphic"/></draw:frame></text:p>
      <text:p text:style-name="P20"/>
      <text:p text:style-name="P20"/>
      <text:p text:style-name="P20"/>
      <text:p text:style-name="P20"/>
      <text:p text:style-name="P20"/>
      <text:p text:style-name="P20">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21">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22">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23">تفاوت GPU و CPU در این دیدگاه</text:p>
      <text:p text:style-name="P24">اگر چه ممکن اس هم برای CPU و هم برای GPU از اصطلاح many-core استفاده شود ولی GPU از لحاظ معماری کاملا متفاوت از یک هسته CPU است.</text:p>
      <text:p text:style-name="P24">یک هسته‌ی CPU، نسبتا سنگین وزن بوده، و برای محاسبات منطقی خیلی پیچیده طراحی شده است، هدف در این طراحی بهینه کردن محاسبات سریال و پشت سر هم می‌باشد.</text:p>
      <text:p text:style-name="P24"><text:soft-page-break/>یک هسته‌ی GPU ، نسبتا سبک وزن، و برای کارهای data-parallel <text:span text:style-name="T11">با منطق ساده‌تر بهینه شده است، و تمرکز روی توان عملیاتی در برنامه‌های موازی است.</text:span></text:p>
      <text:p text:style-name="P24"/>
      <text:p text:style-name="P24"/>
      <text:h text:style-name="Heading_20_3" text:outline-level="3"><text:bookmark-start text:name="__RefHeading___Toc375_3248544794"/>محاسبات ناهمگون یا <text:span text:style-name="T10">HETEROGENEOUS</text:span><text:bookmark-end text:name="__RefHeading___Toc375_3248544794"/></text:h>
      <text:p text:style-name="P26">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2">،</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30">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30">تغییراتی که منجر به استفاده از سیستم‌های ناهمگون <text:span text:style-name="T13">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3">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31">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31">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31"/>
      <text:h text:style-name="Heading_20_3" text:outline-level="3"><text:soft-page-break/>معماری heterogeneous یا نامتجانس (ناهمگون)</text:h>
      <text:p text:style-name="P31">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در شکل زیر نمایش داده شده است. دقیقا به همین دلیل است که، در اصطلاح برنامه‌نویسی GPU ما از CPU به عنوان host و از GPU به عنوان device استفاده می‌کنیم.</text:p>
      <text:p text:style-name="P31"><draw:frame draw:style-name="fr3" draw:name="Image5" text:anchor-type="paragraph" svg:width="6.9252in" svg:height="2.1311in" draw:z-index="4"><draw:image xlink:href="Pictures/10000000000003940000011ADF935E61863DBD8A.png" xlink:type="simple" xlink:show="embed" xlink:actuate="onLoad" loext:mime-type="image/x-vclgraphic"/></draw:frame>در heterogeneous ها برنامه از دو بخش تشکیل میگردد.</text:p>
      <text:list xml:id="list1860250292" text:style-name="L3">
        <text:list-item>
          <text:p text:style-name="P32">کد میزبان (Host code)</text:p>
        </text:list-item>
        <text:list-item>
          <text:p text:style-name="P32">کد دیوایس (Device code)</text:p>
        </text:list-item>
      </text:list>
      <text:p text:style-name="P31">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33">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27"><text:span text:style-name="T14">پلتفرم محاسباتی NVIDA’s GPU در سری‌های زیر فعال هستند:</text:span></text:p>
      <text:p text:style-name="codesection">➤ Tegra</text:p>
      <text:p text:style-name="codesection">➤ GeForce</text:p>
      <text:p text:style-name="codesection">➤ Quadro</text:p>
      <text:p text:style-name="codesection">➤ Tesla</text:p>
      <text:p text:style-name="P12"><text:soft-page-break/>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13">ویژگی‌های مهمی وجود دارد که مشخص کننده‌ی توانایی GPU می‌باشد:</text:p>
      <text:list xml:id="list3225492215" text:style-name="L4">
        <text:list-item>
          <text:p text:style-name="P14">تعداد هسته‌های CUDA</text:p>
        </text:list-item>
        <text:list-item>
          <text:p text:style-name="P14">میزان حافظه‌</text:p>
        </text:list-item>
      </text:list>
      <text:p text:style-name="P13">همچنین، دو متریک برای اندازه‌گیری کارآیی یک GPU وجود دارد:</text:p>
      <text:list xml:id="list877123086" text:style-name="L5">
        <text:list-item>
          <text:p text:style-name="P15">peak computational performance</text:p>
        </text:list-item>
        <text:list-item>
          <text:p text:style-name="P15">memory bandwidth</text:p>
        </text:list-item>
      </text:list>
      <text:p text:style-name="P13"><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13"><draw:frame draw:style-name="fr3" draw:name="Image6" text:anchor-type="paragraph" svg:width="6.9252in" svg:height="2.1154in" draw:z-index="5"><draw:image xlink:href="Pictures/10000000000004070000013B0DC453BA1BD487F9.png" xlink:type="simple" xlink:show="embed" xlink:actuate="onLoad" loext:mime-type="image/x-vclgraphic"/></draw:frame></text:p>
      <text:p text:style-name="P16"><text:soft-page-break/>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قابلیت محاسباتی یا compute capabilitiy</text:h>
      <text:p text:style-name="P34">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481870447" text:style-name="L6">
        <text:list-item>
          <text:p text:style-name="P35">معماری کلاس Kepler با عدد ۳ نمایش داده می‌شود.</text:p>
        </text:list-item>
        <text:list-item>
          <text:p text:style-name="P35">معماری کلاس Fermi با عدد ۲ نمایش داده می‌شود.</text:p>
        </text:list-item>
        <text:list-item>
          <text:p text:style-name="P35">معماری کلاس Tesla با عدد ۱ نمایش داده می‌شود.</text:p>
        </text:list-item>
      </text:list>
      <text:p text:style-name="P34">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3" draw:name="Image7" text:anchor-type="paragraph" svg:width="6.9252in" svg:height="2.2043in" draw:z-index="6"><draw:image xlink:href="Pictures/100000000000041400000171A470D559CFB1A916.png" xlink:type="simple" xlink:show="embed" xlink:actuate="onLoad" loext:mime-type="image/x-vclgraphic"/></draw:frame>الگوی محاسباتی ناهمگون</text:h>
      <text:p text:style-name="P34">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4032126761" text:style-name="L7">
        <text:list-item>
          <text:p text:style-name="P36">سطح موازی سازی</text:p>
        </text:list-item>
        <text:list-item>
          <text:p text:style-name="P36">اندازه داده </text:p>
        </text:list-item>
      </text:list>
      <text:p text:style-name="P37"><text:soft-page-break/>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37"><draw:frame draw:style-name="fr2" draw:name="Image8" text:anchor-type="paragraph" svg:width="5.2484in" svg:height="3.0516in" draw:z-index="7"><draw:image xlink:href="Pictures/100000000000027000000198240AE23379AF5C1A.png" xlink:type="simple" xlink:show="embed" xlink:actuate="onLoad" loext:mime-type="image/x-vclgraphic"/></draw:frame></text:p>
      <text:p text:style-name="P37"/>
      <text:p text:style-name="P34"/>
      <text:p text:style-name="P34"/>
      <text:p text:style-name="P34"/>
      <text:p text:style-name="P34"/>
      <text:p text:style-name="P34"/>
      <text:p text:style-name="P34"/>
      <text:p text:style-name="P34"/>
      <text:p text:style-name="P28"><text:span text:style-name="T17">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span></text:p>
      <text:p text:style-name="P28"><draw:frame draw:style-name="fr3" draw:name="Image9" text:anchor-type="paragraph" svg:width="6.9252in" svg:height="2.5409in" draw:z-index="8"><draw:image xlink:href="Pictures/100000000000049C000001B1A16420B6F2B9B774.png" xlink:type="simple" xlink:show="embed" xlink:actuate="onLoad" loext:mime-type="image/x-vclgraphic"/></draw:frame></text:p>
      <text:p text:style-name="P38"><text:soft-page-break/>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39">تفاوت ترد CPU با ترد GPU</text:p>
      <text:p text:style-name="P39">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39">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39">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39">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29"><text:span text:style-name="T18">GPU های مدرن NVIDIA می‌توانند تا 1536 تا ترد فعال به ازای هر multiprocessor داشته باشند. روی یک GPU با 16 تا multiprocessor، این عدد تا ۲۴۰۰۰ ترد فعال افزایش می‌یاب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0598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6T14:54:26.508889586</dc:date>
    <meta:editing-duration>PT13H12M9S</meta:editing-duration>
    <meta:editing-cycles>97</meta:editing-cycles>
    <meta:generator>LibreOffice/6.0.2.1$Linux_X86_64 LibreOffice_project/00m0$Build-1</meta:generator>
    <meta:document-statistic meta:table-count="0" meta:image-count="9" meta:object-count="0" meta:page-count="11" meta:paragraph-count="88" meta:word-count="2807" meta:character-count="15012" meta:non-whitespace-character-count="12292"/>
  </office:meta>
</office:document-meta>
</file>